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riableRewriterTransformer.getConf( String sche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ariableRewriter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riableRewriterTransformer.split( String str , String deli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ariableRewriterTransformer.configure( Configuration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iableRewriterTransform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riableRewriterTransforme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riableRewriterTransformer.setup( SourceResolver resolver , Map objectModel , String src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ariableRewriterTransformer.characters( char [ ] p0 , int p1 , int p2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ariableRewriterTransformer.getLinkAttr( Attributes oldAttrs , int linkIndex , String scheme , String add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ariableRewriterTransformer.startTransformingElement( String uri , String name , String raw , Attributes att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38">
            <text:p text:style-name="Table_20_Contents">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